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Im mitgedrehten Koordinatensystem</mtext>
            <mover accent="true">
              <mo stretchy="false">Σ</mo>
              <mo stretchy="false">̄</mo>
            </mover>
            <mtext>behält der Ortsvektor seine alten Komponenten bei:</mtext>
          </mrow>
        </mtd>
      </mtr>
      <mtr>
        <mtd>
          <mrow>
            <mrow>
              <mover accent="true">
                <mstyle mathvariant="bold">
                  <mrow>
                    <mi>r</mi>
                  </mrow>
                </mstyle>
                <mo stretchy="false">̄</mo>
              </mover>
              <mo stretchy="false">=</mo>
              <mrow>
                <mo stretchy="false">(</mo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  <mi>,</mi>
                  <msub>
                    <mi>x</mi>
                    <mn>3</mn>
                  </msub>
                </mrow>
                <mo stretchy="false">)</mo>
              </mrow>
            </mrow>
            <mtext>in</mtext>
            <mover accent="true">
              <mo stretchy="false">Σ</mo>
              <mo stretchy="false">̄</mo>
            </mover>
          </mrow>
        </mtd>
      </mtr>
      <mtr>
        <mtd>
          <mrow/>
        </mtd>
      </mtr>
      <mtr>
        <mtd>
          <mrow>
            <mtext>Im raumfesten Koordinatensystem</mtext>
            <mo stretchy="false">Σ</mo>
            <mtext>ändert der Ortsvektor seine Komponenten:</mtext>
          </mrow>
        </mtd>
      </mtr>
      <mtr>
        <mtd>
          <mrow>
            <mrow>
              <mover accent="true">
                <mstyle mathvariant="bold">
                  <mrow>
                    <mi>r</mi>
                  </mrow>
                </mstyle>
                <mo stretchy="false">̄</mo>
              </mover>
              <mo stretchy="false">=</mo>
              <mrow>
                <mo stretchy="false">(</mo>
                <mrow>
                  <msub>
                    <mrow>
                      <mover accent="true">
                        <mi>x</mi>
                        <mo stretchy="false">̄</mo>
                      </mover>
                    </mrow>
                    <mn>1</mn>
                  </msub>
                  <mi>,</mi>
                  <msub>
                    <mrow>
                      <mover accent="true">
                        <mi>x</mi>
                        <mo stretchy="false">̄</mo>
                      </mover>
                    </mrow>
                    <mn>2</mn>
                  </msub>
                  <mi>,</mi>
                  <msub>
                    <mrow>
                      <mover accent="true">
                        <mi>x</mi>
                        <mo stretchy="false">̄</mo>
                      </mover>
                    </mrow>
                    <mn>3</mn>
                  </msub>
                </mrow>
                <mo stretchy="false">)</mo>
              </mrow>
            </mrow>
            <mtext>in</mtext>
            <mo stretchy="false">Σ</mo>
          </mrow>
        </mtd>
      </mtr>
    </mtable>
    <annotation encoding="StarMath 5.0">"Im mitgedrehten Koordinatensystem" bar %iSIGMA "behält der Ortsvektor seine alten Komponenten bei:" newline
bar bold r = (x_1 , x_2 , x_3) "in" bar %iSIGMA newline newline
"Im raumfesten Koordinatensystem" %iSIGMA "ändert der Ortsvektor seine Komponenten:" newline
bar bold r = ({bar x}_1 , {bar x}_2 , {bar x}_3) "in" %iSIGM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3:48:57.850000000</meta:creation-date>
    <meta:generator>LibreOffice/4.1.4.2$Windows_x86 LibreOffice_project/0a0440ccc0227ad9829de5f46be37cfb6edcf72</meta:generator>
  </office:meta>
</office:document-meta>
</file>